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808080" draw:textarea-horizontal-align="justify" draw:textarea-vertical-align="middle" draw:auto-grow-height="false" fo:min-height="0.131cm" fo:min-width="0.929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Object_20_with_20_no_20_fill_20_and_20_no_20_line">
      <style:graphic-properties svg:stroke-color="#009353" draw:textarea-vertical-align="middle" draw:ole-draw-aspect="1" style:protect="size"/>
    </style:style>
    <style:style style:name="gr5" style:family="graphic" style:parent-style-name="objectwithoutfill">
      <style:graphic-properties svg:stroke-width="0.025cm" svg:stroke-color="#000000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51cm" svg:stroke-color="#009353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25cm" svg:stroke-color="#5c2d91" draw:marker-start-width="0.266cm" draw:marker-end="Symmetric_20_Arrow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51cm" svg:stroke-color="#ce181e" draw:marker-start-width="0.355cm" draw:marker-end="Symmetric_20_Arrow" draw:marker-end-width="0.254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svg:stroke-color="#faa61a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0" style:family="graphic" style:parent-style-name="objectwithoutfill">
      <style:graphic-properties svg:stroke-width="0.025cm" svg:stroke-color="#5c2d91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gr11" style:family="graphic" style:parent-style-name="objectwithoutfill">
      <style:graphic-properties svg:stroke-width="0.025cm" svg:stroke-color="#985006" draw:marker-start-width="0.266cm" draw:marker-end="Symmetric_20_Arrow" draw:marker-end-width="0.24cm" draw:fill="none" draw:textarea-vertical-align="middle" fo:padding-top="0.137cm" fo:padding-bottom="0.137cm" fo:padding-left="0.262cm" fo:padding-right="0.26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29cm" svg:height="0.381cm" draw:transform="rotate (1.21981061421884) translate (11.547cm 5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0.513cm" svg:height="0.47cm" svg:x="7.72cm" svg:y="6.3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3" draw:text-style-name="P3" draw:layer="layout" svg:x1="8.62cm" svg:y1="5.318cm" svg:x2="15.351cm" svg:y2="5.191cm">
          <text:p/>
        </draw:line>
        <draw:line draw:style-name="gr3" draw:text-style-name="P3" draw:layer="layout" svg:x1="12.322cm" svg:y1="4.286cm" svg:x2="11.56cm" svg:y2="6.404cm">
          <text:p/>
        </draw:line>
        <draw:frame draw:style-name="gr4" draw:text-style-name="P2" draw:layer="layout" svg:width="0.51cm" svg:height="0.462cm" svg:x="13.065cm" svg:y="4.0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path draw:style-name="gr5" draw:text-style-name="P3" draw:layer="layout" svg:width="1.212cm" svg:height="0.501cm" draw:transform="rotate (1.69523830246209) translate (12.5805561125531cm 5.2515982822664cm)" svg:viewBox="0 0 1213 502" svg:d="M0 488c882 111 1213-488 1213-488">
          <text:p/>
        </draw:path>
        <draw:line draw:style-name="gr6" draw:text-style-name="P3" draw:layer="layout" svg:x1="8.826cm" svg:y1="6.869cm" svg:x2="12.43cm" svg:y2="6.842cm">
          <text:p/>
        </draw:line>
        <draw:path draw:style-name="gr7" draw:text-style-name="P3" draw:layer="layout" svg:width="1.011cm" svg:height="0.971cm" draw:transform="rotate (-0.519060919543114) translate (8.15745577488274cm 6.30320223618642cm)" svg:viewBox="0 0 1012 972" svg:d="M971 972c283-1039-971-971-971-971">
          <text:p/>
        </draw:path>
        <draw:line draw:style-name="gr8" draw:text-style-name="P3" draw:layer="layout" svg:x1="8.863cm" svg:y1="6.842cm" svg:x2="8.863cm" svg:y2="4.683cm">
          <text:p/>
        </draw:line>
        <draw:line draw:style-name="gr9" draw:text-style-name="P3" draw:layer="layout" svg:x1="11.976cm" svg:y1="5.263cm" svg:x2="12.535cm" svg:y2="3.755cm">
          <text:p/>
        </draw:line>
        <draw:frame draw:style-name="gr2" draw:text-style-name="P2" draw:layer="layout" svg:width="1.854cm" svg:height="0.597cm" svg:x="9.215cm" svg:y="5.31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0" draw:text-style-name="P3" draw:layer="layout" svg:x1="8.874cm" svg:y1="6.842cm" svg:x2="9.255cm" svg:y2="5.699cm">
          <text:p/>
        </draw:line>
        <draw:line draw:style-name="gr3" draw:text-style-name="P3" draw:layer="layout" svg:x1="8.874cm" svg:y1="6.842cm" svg:x2="11.922cm" svg:y2="5.318cm">
          <text:p/>
        </draw:line>
        <draw:line draw:style-name="gr10" draw:text-style-name="P3" draw:layer="layout" svg:x1="11.982cm" svg:y1="5.257cm" svg:x2="10.966cm" svg:y2="4.114cm">
          <text:p/>
        </draw:line>
        <draw:frame draw:style-name="gr2" draw:text-style-name="P2" draw:layer="layout" svg:width="0.52cm" svg:height="0.53cm" svg:x="10.828cm" svg:y="3.61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3" draw:layer="layout" svg:x1="11.972cm" svg:y1="7.013cm" svg:x2="11.972cm" svg:y2="4.473cm">
          <text:p/>
        </draw:line>
        <draw:frame draw:style-name="gr2" draw:text-style-name="P2" draw:layer="layout" svg:width="0.513cm" svg:height="0.53cm" svg:x="11.631cm" svg:y="6.78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54cm" svg:height="0.53cm" svg:x="8.113cm" svg:y="5.0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613cm" svg:height="0.528cm" svg:x="12.332cm" svg:y="6.4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648cm" svg:height="0.528cm" svg:x="8.533cm" svg:y="4.18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1" draw:text-style-name="P3" draw:layer="layout" svg:x1="11.989cm" svg:y1="5.258cm" svg:x2="10.713cm" svg:y2="4.7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16:34:56.248777065</meta:creation-date>
    <dc:date>2019-09-23T21:55:08.012479146</dc:date>
    <meta:editing-duration>PT1H24M27S</meta:editing-duration>
    <meta:editing-cycles>14</meta:editing-cycles>
    <meta:generator>LibreOffice/6.0.7.3$Linux_X86_64 LibreOffice_project/00m0$Build-3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p>
      <mi>x</mi>
      <mi>B</mi>
    </msup>
    <annotation encoding="StarMath 5.0">x^B


</annotation>
  </semantics>
</math>
</file>

<file path=Object 2/content.xml><?xml version="1.0" encoding="utf-8"?>
<math xmlns="http://www.w3.org/1998/Math/MathML" display="block">
  <semantics>
    <msup>
      <mi>y</mi>
      <mi>B</mi>
    </msup>
    <annotation encoding="StarMath 5.0">y^B


</annotation>
  </semantics>
</math>
</file>

<file path=Object 3/content.xml><?xml version="1.0" encoding="utf-8"?>
<math xmlns="http://www.w3.org/1998/Math/MathML" display="block">
  <semantics>
    <mi>w</mi>
    <annotation encoding="StarMath 5.0">w</annotation>
  </semantics>
</math>
</file>

<file path=Object 4/content.xml><?xml version="1.0" encoding="utf-8"?>
<math xmlns="http://www.w3.org/1998/Math/MathML" display="block">
  <semantics>
    <mstyle mathvariant="bold">
      <msub>
        <mi>v</mi>
        <mi>i</mi>
      </msub>
    </mstyle>
    <annotation encoding="StarMath 5.0">bold v_i</annotation>
  </semantics>
</math>
</file>

<file path=Object 5/content.xml><?xml version="1.0" encoding="utf-8"?>
<math xmlns="http://www.w3.org/1998/Math/MathML" display="block">
  <semantics>
    <msub>
      <mi>β</mi>
      <mi>i</mi>
    </msub>
    <annotation encoding="StarMath 5.0">%beta_i
</annotation>
  </semantics>
</math>
</file>

<file path=Object 6/content.xml><?xml version="1.0" encoding="utf-8"?>
<math xmlns="http://www.w3.org/1998/Math/MathML" display="block">
  <semantics>
    <msub>
      <mi>x</mi>
      <mi>i</mi>
    </msub>
    <annotation encoding="StarMath 5.0">x_i

</annotation>
  </semantics>
</math>
</file>

<file path=Object 7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9/content.xml><?xml version="1.0" encoding="utf-8"?>
<math xmlns="http://www.w3.org/1998/Math/MathML" display="block">
  <semantics>
    <mrow>
      <mstyle mathvariant="bold">
        <mi>v</mi>
      </mstyle>
      <mo stretchy="false">=</mo>
      <msup>
        <mrow>
          <mo fence="true" stretchy="true">[</mo>
          <mrow>
            <mrow>
              <mi>u</mi>
              <mspace width="2em"/>
              <mi>v</mi>
            </mrow>
          </mrow>
          <mo fence="true" stretchy="true">]</mo>
        </mrow>
        <mi>T</mi>
      </msup>
    </mrow>
    <annotation encoding="StarMath 5.0">bold v = left [ u ~ v right ]^T</annotation>
  </semantics>
</math>
</file>